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l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Score 30</text:p>
          </table:table-cell>
          <table:table-cell table:style-name="ce1" office:value-type="string" calcext:value-type="string">
            <text:p>Score 29</text:p>
          </table:table-cell>
          <table:table-cell table:style-name="ce1" office:value-type="string" calcext:value-type="string">
            <text:p>Score 28</text:p>
          </table:table-cell>
          <table:table-cell table:style-name="ce1" office:value-type="string" calcext:value-type="string">
            <text:p>Score 27</text:p>
          </table:table-cell>
          <table:table-cell table:style-name="ce1" office:value-type="string" calcext:value-type="string">
            <text:p>Score 26</text:p>
          </table:table-cell>
          <table:table-cell table:style-name="ce1" office:value-type="string" calcext:value-type="string">
            <text:p>Score 25</text:p>
          </table:table-cell>
          <table:table-cell table:style-name="ce1" office:value-type="string" calcext:value-type="string">
            <text:p>Score 24</text:p>
          </table:table-cell>
        </table:table-row>
        <table:table-row table:style-name="ro1">
          <table:table-cell/>
          <table:table-cell office:value-type="string" calcext:value-type="string">
            <text:p>Feature 0</text:p>
          </table:table-cell>
          <table:table-cell office:value-type="float" office:value="0.66" calcext:value-type="float">
            <text:p>0.66</text:p>
          </table:table-cell>
          <table:table-cell office:value-type="float" office:value="0.649" calcext:value-type="float">
            <text:p>0.649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/>
          <table:table-cell office:value-type="string" calcext:value-type="string">
            <text:p>Feature 1</text:p>
          </table:table-cell>
          <table:table-cell office:value-type="float" office:value="0.66" calcext:value-type="float">
            <text:p>0.66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2">
          <table:table-cell/>
          <table:table-cell office:value-type="string" calcext:value-type="string">
            <text:p>Feature 2</text:p>
          </table:table-cell>
          <table:table-cell office:value-type="float" office:value="0.66" calcext:value-type="float">
            <text:p>0.6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5" calcext:value-type="float">
            <text:p>0.675</text:p>
          </table:table-cell>
          <table:table-cell table:style-name="ce2" office:value-type="float" office:value="0.682" calcext:value-type="float">
            <text:p>0.6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ature 3</text:p>
          </table:table-cell>
          <table:table-cell office:value-type="float" office:value="0.66" calcext:value-type="float">
            <text:p>0.6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/>
          <table:table-cell office:value-type="string" calcext:value-type="string">
            <text:p>Feature 4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table:number-columns-repeated="2" office:value-type="float" office:value="0.673" calcext:value-type="float">
            <text:p>0.673</text:p>
          </table:table-cell>
          <table:table-cell table:number-columns-repeated="2" office:value-type="float" office:value="0.668" calcext:value-type="float">
            <text:p>0.668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/>
          <table:table-cell office:value-type="string" calcext:value-type="string">
            <text:p>Feature 5</text:p>
          </table:table-cell>
          <table:table-cell office:value-type="float" office:value="0.66" calcext:value-type="float">
            <text:p>0.66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/>
          <table:table-cell office:value-type="string" calcext:value-type="string">
            <text:p>Feature 6</text:p>
          </table:table-cell>
          <table:table-cell office:value-type="float" office:value="0.66" calcext:value-type="float">
            <text:p>0.66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/>
          <table:table-cell office:value-type="string" calcext:value-type="string">
            <text:p>Feature 7</text:p>
          </table:table-cell>
          <table:table-cell office:value-type="float" office:value="0.66" calcext:value-type="float">
            <text:p>0.6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" calcext:value-type="float">
            <text:p>0.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/>
          <table:table-cell office:value-type="string" calcext:value-type="string">
            <text:p>Feature 8</text:p>
          </table:table-cell>
          <table:table-cell office:value-type="float" office:value="0.66" calcext:value-type="float">
            <text:p>0.6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1" calcext:value-type="float">
            <text:p>0.661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Feature 9</text:p>
          </table:table-cell>
          <table:table-cell office:value-type="float" office:value="0.66" calcext:value-type="float">
            <text:p>0.66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/>
          <table:table-cell office:value-type="string" calcext:value-type="string">
            <text:p>Feature 10</text:p>
          </table:table-cell>
          <table:table-cell office:value-type="float" office:value="0.66" calcext:value-type="float">
            <text:p>0.66</text:p>
          </table:table-cell>
          <table:table-cell office:value-type="float" office:value="0.646" calcext:value-type="float">
            <text:p>0.64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2">
          <table:table-cell/>
          <table:table-cell office:value-type="string" calcext:value-type="string">
            <text:p>Feature 11</text:p>
          </table:table-cell>
          <table:table-cell office:value-type="float" office:value="0.66" calcext:value-type="float">
            <text:p>0.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8" calcext:value-type="float">
            <text:p>0.668</text:p>
          </table:table-cell>
          <table:table-cell table:style-name="ce2" office:value-type="float" office:value="0.678" calcext:value-type="float">
            <text:p>0.6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ature 12</text:p>
          </table:table-cell>
          <table:table-cell office:value-type="float" office:value="0.66" calcext:value-type="float">
            <text:p>0.6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Feature 13</text:p>
          </table:table-cell>
          <table:table-cell office:value-type="float" office:value="0.66" calcext:value-type="float">
            <text:p>0.6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/>
          <table:table-cell office:value-type="string" calcext:value-type="string">
            <text:p>Feature 14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" calcext:value-type="float">
            <text:p>0.66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/>
          <table:table-cell office:value-type="string" calcext:value-type="string">
            <text:p>Feature 15</text:p>
          </table:table-cell>
          <table:table-cell office:value-type="float" office:value="0.66" calcext:value-type="float">
            <text:p>0.66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/>
          <table:table-cell office:value-type="string" calcext:value-type="string">
            <text:p>Feature 16</text:p>
          </table:table-cell>
          <table:table-cell office:value-type="float" office:value="0.66" calcext:value-type="float">
            <text:p>0.66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6" calcext:value-type="float">
            <text:p>0.656</text:p>
          </table:table-cell>
          <table:table-cell table:number-columns-repeated="2" office:value-type="float" office:value="0.661" calcext:value-type="float">
            <text:p>0.661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2">
          <table:table-cell/>
          <table:table-cell office:value-type="string" calcext:value-type="string">
            <text:p>Feature 17</text:p>
          </table:table-cell>
          <table:table-cell office:value-type="float" office:value="0.66" calcext:value-type="float">
            <text:p>0.66</text:p>
          </table:table-cell>
          <table:table-cell office:value-type="float" office:value="0.661" calcext:value-type="float">
            <text:p>0.661</text:p>
          </table:table-cell>
          <table:table-cell table:style-name="ce2" office:value-type="float" office:value="0.675" calcext:value-type="float">
            <text:p>0.6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ature 18</text:p>
          </table:table-cell>
          <table:table-cell office:value-type="float" office:value="0.66" calcext:value-type="float">
            <text:p>0.66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/>
          <table:table-cell office:value-type="string" calcext:value-type="string">
            <text:p>Feature 19</text:p>
          </table:table-cell>
          <table:table-cell office:value-type="float" office:value="0.66" calcext:value-type="float">
            <text:p>0.66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/>
          <table:table-cell office:value-type="string" calcext:value-type="string">
            <text:p>Feature 20</text:p>
          </table:table-cell>
          <table:table-cell office:value-type="float" office:value="0.66" calcext:value-type="float">
            <text:p>0.66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Feature 21</text:p>
          </table:table-cell>
          <table:table-cell office:value-type="float" office:value="0.66" calcext:value-type="float">
            <text:p>0.6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2">
          <table:table-cell/>
          <table:table-cell office:value-type="string" calcext:value-type="string">
            <text:p>Feature 22</text:p>
          </table:table-cell>
          <table:table-cell office:value-type="float" office:value="0.66" calcext:value-type="float">
            <text:p>0.66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8" calcext:value-type="float">
            <text:p>0.668</text:p>
          </table:table-cell>
          <table:table-cell table:style-name="ce2" office:value-type="float" office:value="0.679" calcext:value-type="float">
            <text:p>0.6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ature 23</text:p>
          </table:table-cell>
          <table:table-cell office:value-type="float" office:value="0.66" calcext:value-type="float">
            <text:p>0.6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7" calcext:value-type="float">
            <text:p>0.67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3" calcext:value-type="float">
            <text:p>0.673</text:p>
          </table:table-cell>
          <table:table-cell table:style-name="ce2" office:value-type="float" office:value="0.681" calcext:value-type="float">
            <text:p>0.681</text:p>
          </table:table-cell>
        </table:table-row>
        <table:table-row table:style-name="ro1">
          <table:table-cell/>
          <table:table-cell office:value-type="string" calcext:value-type="string">
            <text:p>Feature 24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/>
          <table:table-cell office:value-type="string" calcext:value-type="string">
            <text:p>Feature 25</text:p>
          </table:table-cell>
          <table:table-cell office:value-type="float" office:value="0.66" calcext:value-type="float">
            <text:p>0.6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/>
          <table:table-cell office:value-type="string" calcext:value-type="string">
            <text:p>Feature 26</text:p>
          </table:table-cell>
          <table:table-cell office:value-type="float" office:value="0.66" calcext:value-type="float">
            <text:p>0.6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65" calcext:value-type="float">
            <text:p>0.665</text:p>
          </table:table-cell>
        </table:table-row>
        <table:table-row table:style-name="ro1">
          <table:table-cell/>
          <table:table-cell office:value-type="string" calcext:value-type="string">
            <text:p>Feature 27</text:p>
          </table:table-cell>
          <table:table-cell office:value-type="float" office:value="0.66" calcext:value-type="float">
            <text:p>0.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" calcext:value-type="float">
            <text:p>0.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2">
          <table:table-cell/>
          <table:table-cell office:value-type="string" calcext:value-type="string">
            <text:p>Feature 28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0.668" calcext:value-type="float">
            <text:p>0.6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 29</text:p>
          </table:table-cell>
          <table:table-cell office:value-type="float" office:value="0.66" calcext:value-type="float">
            <text:p>0.6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5" calcext:value-type="float">
            <text:p>0.67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9" calcext:value-type="float">
            <text:p>0.669</text:p>
          </table:table-cell>
        </table:table-row>
      </table:table>
      <table:table table:name="l2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core 30</text:p>
          </table:table-cell>
          <table:table-cell office:value-type="string" calcext:value-type="string">
            <text:p>Score 29</text:p>
          </table:table-cell>
          <table:table-cell office:value-type="string" calcext:value-type="string">
            <text:p>Score 28</text:p>
          </table:table-cell>
          <table:table-cell office:value-type="string" calcext:value-type="string">
            <text:p>Score 27</text:p>
          </table:table-cell>
          <table:table-cell office:value-type="string" calcext:value-type="string">
            <text:p>Score 26</text:p>
          </table:table-cell>
          <table:table-cell office:value-type="string" calcext:value-type="string">
            <text:p>Score 25</text:p>
          </table:table-cell>
        </table:table-row>
        <table:table-row table:style-name="ro1">
          <table:table-cell/>
          <table:table-cell office:value-type="string" calcext:value-type="string">
            <text:p>Feature 0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7" calcext:value-type="float">
            <text:p>0.707</text:p>
          </table:table-cell>
          <table:table-cell office:value-type="float" office:value="0.68" calcext:value-type="float">
            <text:p>0.6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/>
          <table:table-cell office:value-type="string" calcext:value-type="string">
            <text:p>Feature 1</text:p>
          </table:table-cell>
          <table:table-cell office:value-type="float" office:value="0.709" calcext:value-type="float">
            <text:p>0.709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/>
          <table:table-cell office:value-type="string" calcext:value-type="string">
            <text:p>Feature 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/>
          <table:table-cell office:value-type="string" calcext:value-type="string">
            <text:p>Feature 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/>
          <table:table-cell office:value-type="string" calcext:value-type="string">
            <text:p>Feature 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24" calcext:value-type="float">
            <text:p>0.724</text:p>
          </table:table-cell>
        </table:table-row>
        <table:table-row table:style-name="ro2">
          <table:table-cell/>
          <table:table-cell office:value-type="string" calcext:value-type="string">
            <text:p>Feature 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7" calcext:value-type="float">
            <text:p>0.727</text:p>
          </table:table-cell>
          <table:table-cell table:style-name="ce3" office:value-type="float" office:value="0.733" calcext:value-type="float">
            <text:p>0.7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ature 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/>
          <table:table-cell office:value-type="string" calcext:value-type="string">
            <text:p>Feature 7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Feature 8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Feature 9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3" calcext:value-type="float">
            <text:p>0.723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/>
          <table:table-cell office:value-type="string" calcext:value-type="string">
            <text:p>Feature 10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/>
          <table:table-cell office:value-type="string" calcext:value-type="string">
            <text:p>Feature 11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" calcext:value-type="float">
            <text:p>0.72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/>
          <table:table-cell office:value-type="string" calcext:value-type="string">
            <text:p>Feature 1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/>
          <table:table-cell office:value-type="string" calcext:value-type="string">
            <text:p>Feature 1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4" calcext:value-type="float">
            <text:p>0.704</text:p>
          </table:table-cell>
          <table:table-cell table:number-columns-repeated="2" office:value-type="float" office:value="0.713" calcext:value-type="float">
            <text:p>0.713</text:p>
          </table:table-cell>
        </table:table-row>
        <table:table-row table:style-name="ro2">
          <table:table-cell/>
          <table:table-cell office:value-type="string" calcext:value-type="string">
            <text:p>Feature 1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" calcext:value-type="float">
            <text:p>0.7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28" calcext:value-type="float">
            <text:p>0.728</text:p>
          </table:table-cell>
          <table:table-cell table:style-name="ce3"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string" calcext:value-type="string">
            <text:p>Feature 1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/>
          <table:table-cell office:value-type="string" calcext:value-type="string">
            <text:p>Feature 16</text:p>
          </table:table-cell>
          <table:table-cell office:value-type="float" office:value="0.709" calcext:value-type="float">
            <text:p>0.709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" calcext:value-type="float">
            <text:p>0.71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2">
          <table:table-cell/>
          <table:table-cell office:value-type="string" calcext:value-type="string">
            <text:p>Feature 17</text:p>
          </table:table-cell>
          <table:table-cell office:value-type="float" office:value="0.709" calcext:value-type="float">
            <text:p>0.709</text:p>
          </table:table-cell>
          <table:table-cell table:style-name="ce3" office:value-type="float" office:value="0.721" calcext:value-type="float">
            <text:p>0.7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ature 18</text:p>
          </table:table-cell>
          <table:table-cell office:value-type="float" office:value="0.709" calcext:value-type="float">
            <text:p>0.709</text:p>
          </table:table-cell>
          <table:table-cell table:number-columns-repeated="2" office:value-type="float" office:value="0.713" calcext:value-type="float">
            <text:p>0.713</text:p>
          </table:table-cell>
          <table:table-cell office:value-type="float" office:value="0.72" calcext:value-type="float">
            <text:p>0.72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/>
          <table:table-cell office:value-type="string" calcext:value-type="string">
            <text:p>Feature 19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4" calcext:value-type="float">
            <text:p>0.704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Feature 20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/>
          <table:table-cell office:value-type="string" calcext:value-type="string">
            <text:p>Feature 21</text:p>
          </table:table-cell>
          <table:table-cell office:value-type="float" office:value="0.709" calcext:value-type="float">
            <text:p>0.709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2">
          <table:table-cell/>
          <table:table-cell office:value-type="string" calcext:value-type="string">
            <text:p>Feature 2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3" calcext:value-type="float">
            <text:p>0.723</text:p>
          </table:table-cell>
          <table:table-cell table:style-name="ce3" office:value-type="float" office:value="0.729" calcext:value-type="float">
            <text:p>0.7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ature 2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" calcext:value-type="float">
            <text:p>0.71</text:p>
          </table:table-cell>
        </table:table-row>
        <table:table-row table:style-name="ro2">
          <table:table-cell/>
          <table:table-cell office:value-type="string" calcext:value-type="string">
            <text:p>Feature 2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1" calcext:value-type="float">
            <text:p>0.711</text:p>
          </table:table-cell>
          <table:table-cell table:style-name="ce3" office:value-type="float" office:value="0.726" calcext:value-type="float">
            <text:p>0.7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ature 2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Feature 26</text:p>
          </table:table-cell>
          <table:table-cell office:value-type="float" office:value="0.709" calcext:value-type="float">
            <text:p>0.709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Feature 27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2" calcext:value-type="float">
            <text:p>0.722</text:p>
          </table:table-cell>
          <table:table-cell office:value-type="float" office:value="0.73" calcext:value-type="float">
            <text:p>0.73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/>
          <table:table-cell office:value-type="string" calcext:value-type="string">
            <text:p>Feature 28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2" calcext:value-type="float">
            <text:p>0.71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Feature 29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1" calcext:value-type="float">
            <text:p>0.701</text:p>
          </table:table-cell>
          <table:table-cell table:number-columns-repeated="2" office:value-type="float" office:value="0.711" calcext:value-type="float">
            <text:p>0.711</text:p>
          </table:table-cell>
          <table:table-cell office:value-type="float" office:value="0.712" calcext:value-type="float">
            <text:p>0.712</text:p>
          </table:table-cell>
        </table:table-row>
      </table:table>
      <table:table table:name="multi-statistic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itive count</text:p>
          </table:table-cell>
          <table:table-cell table:number-columns-repeated="10" office:value-type="float" office:value="500" calcext:value-type="float">
            <text:p>5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o-positive count table</text:p>
          </table:table-cell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bel 1</text:p>
          </table:table-cell>
          <table:table-cell office:value-type="string" calcext:value-type="string">
            <text:p>Label 2</text:p>
          </table:table-cell>
          <table:table-cell office:value-type="string" calcext:value-type="string">
            <text:p>Label 3</text:p>
          </table:table-cell>
          <table:table-cell office:value-type="string" calcext:value-type="string">
            <text:p>Label 4</text:p>
          </table:table-cell>
          <table:table-cell office:value-type="string" calcext:value-type="string">
            <text:p>Label 5</text:p>
          </table:table-cell>
          <table:table-cell office:value-type="string" calcext:value-type="string">
            <text:p>Label 6</text:p>
          </table:table-cell>
          <table:table-cell office:value-type="string" calcext:value-type="string">
            <text:p>Label 7</text:p>
          </table:table-cell>
          <table:table-cell office:value-type="string" calcext:value-type="string">
            <text:p>Label 8</text:p>
          </table:table-cell>
          <table:table-cell office:value-type="string" calcext:value-type="string">
            <text:p>Label 9</text:p>
          </table:table-cell>
          <table:table-cell office:value-type="string" calcext:value-type="string">
            <text:p>Label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435" calcext:value-type="float">
            <text:p>435</text:p>
          </table:table-cell>
          <table:table-cell office:value-type="float" office:value="427" calcext:value-type="float">
            <text:p>427</text:p>
          </table:table-cell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435" calcext:value-type="float">
            <text:p>435</text:p>
          </table:table-cell>
          <table:table-cell office:value-type="float" office:value="428" calcext:value-type="float">
            <text:p>428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22" calcext:value-type="float">
            <text:p>422</text:p>
          </table:table-cell>
          <table:table-cell office:value-type="float" office:value="420" calcext:value-type="float">
            <text:p>420</text:p>
          </table:table-cell>
          <table:table-cell office:value-type="float" office:value="423" calcext:value-type="float">
            <text:p>423</text:p>
          </table:table-cell>
          <table:table-cell office:value-type="float" office:value="429" calcext:value-type="float">
            <text:p>429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23" calcext:value-type="float">
            <text:p>423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19" calcext:value-type="float">
            <text:p>419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420" calcext:value-type="float">
            <text:p>420</text:p>
          </table:table-cell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office:value-type="float" office:value="423" calcext:value-type="float">
            <text:p>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27" calcext:value-type="float">
            <text:p>427</text:p>
          </table:table-cell>
          <table:table-cell office:value-type="float" office:value="419" calcext:value-type="float">
            <text:p>419</text:p>
          </table:table-cell>
          <table:table-cell office:value-type="float" office:value="417" calcext:value-type="float">
            <text:p>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Label 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440" calcext:value-type="float">
            <text:p>440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Label 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Label 1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009"/>
        </table:table-row>
        <table:table-row table:style-name="ro1" table:number-rows-repeated="15">
          <table:table-cell table:number-columns-repeated="4"/>
          <table:table-cell table:style-name="Default" table:number-columns-repeated="11"/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20:46:10.846300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9:29:35.799194847</meta:creation-date>
    <dc:date>2016-09-19T21:17:10.602292075</dc:date>
    <meta:editing-duration>PT30M5S</meta:editing-duration>
    <meta:editing-cycles>11</meta:editing-cycles>
    <meta:generator>LibreOffice/5.1.4.2$Linux_X86_64 LibreOffice_project/10m0$Build-2</meta:generator>
    <meta:document-statistic meta:table-count="3" meta:cell-count="581" meta:object-count="0"/>
  </office:meta>
</office:document-meta>
</file>